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lockResourcesHolder.getBlock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lockResourcesHold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lockResourcesHolder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